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dd826"/>
    </style:style>
    <style:style style:name="P3" style:family="paragraph" style:parent-style-name="Standard">
      <style:paragraph-properties fo:text-align="start" style:justify-single-word="false" style:writing-mode="lr-tb"/>
      <style:text-properties officeooo:paragraph-rsid="000f529b"/>
    </style:style>
    <style:style style:name="P4"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writing-mode="lr-tb" style:join-border="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ents on your work have now been received. On the basis of these reviews your Editor is advising that you revise your manuscript.</text:p>
      <text:p text:style-name="P1"/>
      <text:p text:style-name="P1">For your guidance, all comments are appended below or can be downloaded. If you decide to revise the work, please submit a list of changes or a rebuttal against each point which is being raised when you submit the revised manuscript, together with the source files of your revised manuscript. If you send us the source (editable files in Word or TeX) files of your paper, there will be no delays in producing the proof, if your paper is accepted.</text:p>
      <text:p text:style-name="P1"/>
      <text:p text:style-name="P1">If you decline to revise the work, the manuscript will reinstated and will be rejected.</text:p>
      <text:p text:style-name="P1"/>
      <text:p text:style-name="P1">You can submit the TeX files as a .zip file which the system will then automatically unzip. You then need to assign designations to each file.</text:p>
      <text:p text:style-name="P1">To submit a revision, please go to https://www.editorialmanager.com/matcom/ and log-in as an Author:</text:p>
      <text:p text:style-name="P1"/>
      <text:p text:style-name="P1">Your username is: ********</text:p>
      <text:p text:style-name="P1"/>
      <text:p text:style-name="P1">On your Main Menu page is a folder entitled "Submissions Needing Revision". You will find your submission record there. </text:p>
      <text:p text:style-name="P1"/>
      <text:p text:style-name="P1">The revised version of your submission is due by 01 May 2022.</text:p>
      <text:p text:style-name="P1"/>
      <text:p text:style-name="P1">Data in Brief (optional):</text:p>
      <text:p text:style-name="P1">We invite you to convert your supplementary data (or a part of it) into an additional journal publication in Data in Brief, a multi-disciplinary open access journal. Data in Brief articles are a fantastic way to describe supplementary data and associated metadata, or full raw datasets deposited in an external repository, which are otherwise unnoticed. A Data in Brief article (which will be reviewed, formatted, indexed, and given a DOI) will make your data easier to find, reproduce, and cite.</text:p>
      <text:p text:style-name="P1"/>
      <text:p text:style-name="P1">You can submit to Data in Brief when you upload your revised manuscript. To do so, complete the template and follow the co-submission instructions found here: www.elsevier.com/dib-template. If your manuscript is accepted, your Data in Brief submission will automatically be transferred to Data in Brief for editorial review and publication.</text:p>
      <text:p text:style-name="P1"/>
      <text:p text:style-name="P1">Please note: an open access Article Publication Charge (APC) is payable by the author or research funder to cover the costs associated with publication in Data in Brief and ensure your data article is immediately and permanently free to access by all. For the current APC see: <text:a xlink:type="simple" xlink:href="http://www.elsevier.com/journals/data-in-brief/2352-3409/open-access-journal" text:style-name="Internet_20_link" text:visited-style-name="Visited_20_Internet_20_Link">www.elsevier.com/journals/data-in-brief/2352-3409/open-access-journal</text:a></text:p>
      <text:p text:style-name="P1"/>
      <text:p text:style-name="P1">Please contact the Data in Brief editorial office at dib-me@elsevier.com or visit the Data in Brief homepage (www.journals.elsevier.com/data-in-brief/) if you have questions or need further information.</text:p>
      <text:p text:style-name="P1"/>
      <text:p text:style-name="P1">MethodsX (optional) </text:p>
      <text:p text:style-name="P1"/>
      <text:p text:style-name="P2">We invite you to submit a method article alongside your research article. This is an opportunity to get full credit for the time and money spent on developing research methods, and to increase the visibility and impact of your work. If your research article is accepted, we will contact you with instructions on the submission process for your method article to MethodsX. On receipt at <text:soft-page-break/>MethodsX it will be editorially reviewed and, upon acceptance, published as a separate method article. Your articles will be linked on ScienceDirect. </text:p>
      <text:p text:style-name="P2"/>
      <text:p text:style-name="P2">Please prepare your paper using the MethodsX Guide for Authors:</text:p>
      <text:p text:style-name="P1">https://www.elsevier.com/journals/methodsx/2215-0161/guide-for-authors (and template available here: https://www.elsevier.com/MethodsX-template) Open access fees apply.</text:p>
      <text:p text:style-name="P1"/>
      <text:p text:style-name="P1">Yours sincerely,</text:p>
      <text:p text:style-name="P1"/>
      <text:p text:style-name="P1">Rosa Maria Spitaleri, Research Director</text:p>
      <text:p text:style-name="P1">Editor in Chief</text:p>
      <text:p text:style-name="P1">Mathematics and Computers in Simulation</text:p>
      <text:p text:style-name="P1"/>
      <text:p text:style-name="P1">Note: While submitting the revised manuscript, please double check the author names provided in the submission so that authorship related changes are made in the revision stage. If your manuscript is accepted, no authorshipchange is allowed. Changes in authorship during revision are allowed only if all authors, old and new, agree to it in writing to the Editor-in-Chief.</text:p>
      <text:p text:style-name="P1"/>
      <text:p text:style-name="P1">Reviewers' comments:</text:p>
      <text:p text:style-name="P1"/>
      <text:p text:style-name="P1"/>
      <text:p text:style-name="P1"/>
      <text:p text:style-name="P1">Editor: Thanks a lot for your submission to MATCOM. Reviewers are recommending a major revision of your paper. Please address all reviewers' concerns in detail, particularly those regarding novelty and advantages with respect to existing literature.</text:p>
      <text:p text:style-name="P1"/>
      <text:p text:style-name="P1">Reviewer #2: The accurate calculation of capacitances is a significant problem that spans through multiple scientific areas: computational electromagnetics, computational physics, applied mathematics etc.</text:p>
      <text:p text:style-name="P1"/>
      <text:p text:style-name="P1">In the manuscript, starting from (4) it is now known what is the domain of double and quadruple integrals, namely (4), (5), (6), (9), (10) and (11). Reading thought the manuscript one can understand that the boundary surface is divided into multiple squares or tiles, (i.e., meshing of the boundary surface), which further implies that the constant surfaces charge is assumed on each mesh element. The authors should clearly indicate what is the domain of the integration of double and quadruple integrals. Further, the authors should clearly state what are the "basis functions" for the approximation of the distribution of the surface charges.</text:p>
      <text:p text:style-name="P1"/>
      <text:p text:style-name="P1">The step between (11) and (12) seems to be the crucial for the presented work, yet very little is said about how that solution is obtained. The authors should provide further details, and comment how the accuracy of calculation of erf-function in (12) affects the overall accuracy of the calculation of capacitances. A comment on how many significant digits are used for erf-function is used is needed, too.</text:p>
      <text:p text:style-name="P1"/>
      <text:p text:style-name="P2">Since the authors state that the accurate calculation of capacitances is of interest, complementary to Figs. 3 and 5 they should provide the number of significant digits of the results they obtained or some other numerical estimate of the accuracy of the capacitance that they calculate. Figs. 3 and 5 show monotonically increase of capacitance, but it is not clear if the results converge to the exact solution or to some other solution. The authors should compare their work the known results [34] and cross check the calculated capacitance if the number of tiles is one or two orders of magnitude higher than those presented in Figs. 3 and 5. </text:p>
      <text:p text:style-name="P2"/>
      <text:p text:style-name="P2"><text:soft-page-break/>For the reasons stated above, the manuscript needs major revision.</text:p>
      <text:p text:style-name="P2"/>
      <text:p text:style-name="P2"/>
      <text:p text:style-name="P2"/>
      <text:p text:style-name="P3">Reviewer #3: Dear authors you have proposed the closed form solution for the quadruple integrals over rectangles for parallel and orthogonal case. The paper is well written but there is the following problem. This calculation has been addressed many times in literature. For example in the following paper</text:p>
      <text:p text:style-name="P3"/>
      <text:p text:style-name="P3"><text:s/>"Z. Song, F. Duval, D. Su, and A. Louis, "Stable partial inductance calculation for partial element equivalent circuit modeling," Applied Computational Electromagnetics Society (ACES) Journal, vol. 25, no. 9, 2010., vol. 25, pp. 738-749, 2010"</text:p>
      <text:p text:style-name="P3"/>
      <text:p text:style-name="P1">the closed form solution for parallel and orhotogonal rectangles can be already found without any limitation on the coplanarity (please see the Table I of this paper where formulas are given in the 4D-1 and 4D-2 tab). In addition, the singularities can be simply handled by using the atan2 function and by considering that lim x-&gt;0 x log (x) = 0.</text:p>
      <text:p text:style-name="P1"/>
      <text:p text:style-name="P1">I'm sorry but I don't see a clear advantage to use your formulas (with coplanar limitation). Can you clearly explain this point?</text:p>
      <text:p text:style-name="P1"/>
      <text:p text:style-name="P1">For further assistance, please visit our customer support site at <text:a xlink:type="simple" xlink:href="http://help.elsevier.com/app/answers/list/p/7923" text:style-name="Internet_20_link" text:visited-style-name="Visited_20_Internet_20_Link">http://help.elsevier.com/app/answers/list/p/7923</text:a>. Here you can search for solutions on a range of topics, find answers to frequently asked questions and learn more about EM via interactive tutorials. You will also find our 24/7 support contact details should you need any further assistance from one of our customer support representatives.</text:p>
      <text:p text:style-name="P1"/>
      <text:p text:style-name="P1">#AU_MATCOM#</text:p>
      <text:p text:style-name="P1"/>
      <text:p text:style-name="P3">To ensure this email reaches the intended recipient, please do not delete the above code</text:p>
      <text:p text:style-name="P3">__________________________________________________</text:p>
      <text:p text:style-name="P4">In compliance with data protection regulations, you may request that we remove your personal registration details at any time. (Use the following URL: https://www.editorialmanager.com/matcom/login.asp?a=r). Please contact the publication office if you have any question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RZar" svg:font-family="IRZar"/>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4-23T23:53:59.676550533</meta:creation-date>
    <meta:generator>LibreOffice/6.0.7.3$Linux_X86_64 LibreOffice_project/00m0$Build-3</meta:generator>
    <dc:date>2022-04-24T00:10:22.235889161</dc:date>
    <meta:editing-duration>PT3M8S</meta:editing-duration>
    <meta:editing-cycles>1</meta:editing-cycles>
    <meta:document-statistic meta:table-count="0" meta:image-count="0" meta:object-count="0" meta:page-count="3" meta:paragraph-count="38" meta:word-count="1210" meta:character-count="7877" meta:non-whitespace-character-count="6700"/>
  </office:meta>
</office:document-meta>
</file>